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1bd" draw:fill-image-width="0cm" draw:fill-image-height="0cm" draw:textarea-horizontal-align="justify" draw:textarea-vertical-align="middle" draw:auto-grow-height="false" fo:min-height="12.076cm" fo:min-width="19.09cm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3.51cm"/>
    </style:style>
    <style:style style:name="gr4" style:family="graphic" style:parent-style-name="measure">
      <style:graphic-properties draw:textarea-horizontal-align="center" draw:textarea-vertical-align="middle"/>
    </style:style>
    <style:style style:name="gr5" style:family="graphic" style:parent-style-name="headline1">
      <style:graphic-properties draw:textarea-horizontal-align="left" draw:auto-grow-height="true" draw:auto-grow-width="true" fo:min-height="0.742cm" fo:min-width="3.778cm"/>
    </style:style>
    <style:style style:name="gr6" style:family="graphic" style:parent-style-name="standard">
      <style:graphic-properties draw:textarea-horizontal-align="justify" draw:textarea-vertical-align="middle" draw:auto-grow-height="false" fo:min-height="1.194cm" fo:min-width="4.441cm"/>
    </style:style>
    <style:style style:name="gr7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1.02cm" fo:min-width="5.85cm"/>
    </style:style>
    <style:style style:name="gr8" style:family="graphic" style:parent-style-name="standard">
      <style:graphic-properties draw:stroke="none" draw:fill="none" draw:fill-color="#ef413d" fo:min-height="0.375cm"/>
    </style:style>
    <style:style style:name="gr9" style:family="graphic" style:parent-style-name="standard">
      <style:graphic-properties draw:fill-color="#ef413d" draw:textarea-horizontal-align="center" draw:textarea-vertical-align="middle"/>
    </style:style>
    <style:style style:name="gr10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78cm"/>
    </style:style>
    <style:style style:name="gr11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58cm"/>
    </style:style>
    <style:style style:name="gr12" style:family="graphic" style:parent-style-name="standard">
      <style:graphic-properties draw:stroke="none" draw:fill="none" draw:fill-color="#ef413d" fo:min-height="0cm"/>
    </style:style>
    <style:style style:name="P1" style:family="paragraph">
      <loext:graphic-properties draw:fill="solid" draw:fill-color="#4f81bd" draw:fill-image-width="0cm" draw:fill-image-height="0c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Pleasing_20_Gray_20_1" draw:fill-image-width="0cm" draw:fill-image-height="0cm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gradient" draw:fill-gradient-name="Pleasing_20_Gray_20_1" draw:fill-image-width="0cm" draw:fill-image-height="0cm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text-properties fo:color="#ce181e"/>
    </style:style>
    <style:style style:name="P7" style:family="paragraph">
      <loext:graphic-properties draw:fill="none" draw:fill-color="#ef413d"/>
      <style:text-properties fo:color="#ce181e"/>
    </style:style>
    <style:style style:name="P8" style:family="paragraph">
      <loext:graphic-properties draw:fill-color="#ef413d"/>
      <style:paragraph-properties fo:text-align="center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2.326cm" svg:x="1cm" svg:y="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843cm" svg:y1="4.175cm" svg:x2="10.825cm" svg:y2="5.445cm" draw:start-shape="id1" draw:start-glue-point="8" draw:end-shape="id2" svg:d="M10843 4175l-18 1270" svg:viewBox="0 0 19 1271">
          <text:p/>
        </draw:connector>
        <draw:custom-shape draw:style-name="gr3" draw:text-style-name="P3" xml:id="id3" draw:id="id3" draw:layer="layout" svg:width="4.01cm" svg:height="1.19cm" svg:x="6.08cm" svg:y="7.985cm">
          <text:p text:style-name="P2">Fieldmap images</text:p>
          <text:p text:style-name="P2"><text:s/>(transofrmed to radians</text:p>
          <text:p text:style-name="P2">+ brain extract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25cm" svg:y1="6.715cm" svg:x2="8.085cm" svg:y2="7.985cm" draw:start-shape="id2" draw:start-glue-point="6" draw:end-shape="id3" draw:end-glue-point="4" svg:d="M10825 6715l-2740 1270" svg:viewBox="0 0 2741 1271">
          <text:p text:style-name="P2"/>
        </draw:connector>
        <draw:frame draw:style-name="gr5" draw:layer="layout" svg:width="4.278cm" svg:height="0.992cm" svg:x="1.167cm" svg:y="1cm">
          <draw:text-box>
            <text:p>PyPrep</text:p>
          </draw:text-box>
        </draw:frame>
        <draw:custom-shape draw:style-name="gr6" draw:text-style-name="P2" xml:id="id1" draw:id="id1" draw:layer="layout" svg:width="6.985cm" svg:height="2.04cm" svg:x="7.35cm" svg:y="2.135cm">
          <text:p text:style-name="P2">BIDS-compatible directory:</text:p>
          <text:p text:style-name="P2">Containing structural</text:p>
          <text:p text:style-name="P2">And functional and/or diffusion images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" draw:id="id2" draw:layer="layout" svg:width="6.35cm" svg:height="1.27cm" svg:x="7.65cm" svg:y="5.445cm">
          <text:p text:style-name="P4">Dual-phased EPI images</text:p>
          <text:p text:style-name="P2">(normally AP and PA-phase encoded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1.476cm" svg:height="0.625cm" svg:x="7.779cm" svg:y="6.925cm">
          <draw:text-box>
            <text:p text:style-name="P6"><text:span text:style-name="T1">TopUp</text:span></text:p>
          </draw:text-box>
        </draw:frame>
        <draw:custom-shape draw:style-name="gr3" draw:text-style-name="P3" xml:id="id4" draw:id="id4" draw:layer="layout" svg:width="4.01cm" svg:height="1.19cm" svg:x="11.595cm" svg:y="7.985cm">
          <text:p text:style-name="P2">Brain-extracted </text:p>
          <text:p text:style-name="P2">structural im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36cm" svg:y1="6.748cm" svg:x2="13.6cm" svg:y2="7.985cm" draw:end-shape="id4" draw:end-glue-point="4" svg:d="M10836 6748l2764 1237" svg:viewBox="0 0 2765 1238">
          <text:p/>
        </draw:connector>
        <draw:frame draw:style-name="gr8" draw:text-style-name="P7" draw:layer="layout" svg:width="1.476cm" svg:height="0.625cm" svg:x="12.379cm" svg:y="6.964cm">
          <draw:text-box>
            <text:p text:style-name="P6"><text:span text:style-name="T1">BET</text:span></text:p>
          </draw:text-box>
        </draw:frame>
        <draw:connector draw:style-name="gr9" draw:text-style-name="P8" xml:id="id6" draw:id="id6" draw:layer="layout" draw:line-skew="0.125cm" svg:x1="8.085cm" svg:y1="9.175cm" svg:x2="13.6cm" svg:y2="9.175cm" draw:start-shape="id3" draw:start-glue-point="6" draw:end-shape="id4" svg:d="M8085 9175v715h5515v-715" svg:viewBox="0 0 5516 716">
          <text:p/>
        </draw:connector>
        <draw:custom-shape draw:style-name="gr10" draw:text-style-name="P3" xml:id="id5" draw:id="id5" draw:layer="layout" svg:width="5.28cm" svg:height="1.19cm" svg:x="4.81cm" svg:y="11.795cm">
          <text:p text:style-name="P2">Functional perprocessed image</text:p>
          <text:p text:style-name="P2">+ several FEAT out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7" draw:id="id7" draw:layer="layout" svg:width="5.08cm" svg:height="1.19cm" svg:x="11.795cm" svg:y="11.795cm">
          <text:p text:style-name="P2">Diffusion preprocessed image</text:p>
          <text:p text:style-name="P2">(susceptibility &amp; eddy current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7.45cm" svg:y1="11.795cm" svg:x2="10.842cm" svg:y2="9.89cm" draw:start-shape="id5" draw:start-glue-point="4" draw:end-shape="id6" draw:end-glue-point="0" svg:d="M7450 11795v-914h3392v-991" svg:viewBox="0 0 3393 1906">
          <text:p/>
        </draw:connector>
        <draw:connector draw:style-name="gr9" draw:text-style-name="P8" draw:layer="layout" svg:x1="14.335cm" svg:y1="11.795cm" svg:x2="10.842cm" svg:y2="9.89cm" draw:start-shape="id7" draw:start-glue-point="4" draw:end-shape="id6" draw:end-glue-point="0" svg:d="M14335 11795v-914h-3493v-991" svg:viewBox="0 0 3494 1906">
          <text:p/>
        </draw:connector>
        <draw:frame draw:style-name="gr8" draw:text-style-name="P7" draw:layer="layout" svg:width="1.476cm" svg:height="0.625cm" svg:x="6.28cm" svg:y="11.16cm">
          <draw:text-box>
            <text:p text:style-name="P6"><text:span text:style-name="T1">FEAT</text:span></text:p>
          </draw:text-box>
        </draw:frame>
        <draw:frame draw:style-name="gr12" draw:text-style-name="P7" draw:layer="layout" svg:width="2.656cm" svg:height="0.624cm" svg:x="14.179cm" svg:y="11.203cm">
          <draw:text-box>
            <text:p text:style-name="P6"><text:span text:style-name="T1">dwipr</text:span><text:span text:style-name="T1">eproc</text:span></text:p>
          </draw:text-box>
        </draw:frame>
        <draw:frame draw:style-name="gr12" draw:text-style-name="P7" draw:layer="layout" svg:width="2.656cm" svg:height="0.624cm" svg:x="11.66cm" svg:y="10.325cm">
          <draw:text-box>
            <text:p text:style-name="P6"><text:span text:style-name="T1">Diffusion </text:span></text:p>
          </draw:text-box>
        </draw:frame>
        <draw:frame draw:style-name="gr12" draw:text-style-name="P7" draw:layer="layout" svg:width="2.656cm" svg:height="0.624cm" svg:x="7.985cm" svg:y="10.301cm">
          <draw:text-box>
            <text:p text:style-name="P6"><text:span text:style-name="T1">Func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99ff" draw:end-color="#0047ff" draw:start-intensity="100%" draw:end-intensity="100%" draw:angle="150" draw:border="25%"/>
    <draw:gradient draw:name="Pleasing_20_Gray_20_1" draw:display-name="Pleasing Gray 1" draw:style="linear" draw:start-color="#eaeaea" draw:end-color="#bfbfb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zy_20_Information" draw:display-name="Hazy Information" draw:style="single" draw:color="#bfbfbf" draw:distance="0.254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ffffff" draw:marker-start-width="0.305cm" draw:marker-start-center="false" draw:marker-end-width="0.305cm" draw:marker-end-center="false" draw:stroke-linejoin="miter" draw:fill="gradient" draw:fill-color="#99ccff" draw:fill-gradient-name="Tango_20_Orange" draw:gradient-step-count="0" draw:fill-image-width="0cm" draw:fill-image-height="0cm" fo:padding-top="0.125cm" fo:padding-bottom="0.125cm" fo:padding-left="0.25cm" fo:padding-right="0.25cm" draw:shadow="visible" draw:shadow-offset-x="0cm" draw:shadow-offset-y="0.076cm" draw:shadow-color="#333366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HelveticaNeue LT 67 MdCn" fo:font-family="'HelveticaNeue LT 67 MdCn'" style:font-style-name="Regular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ffd320" draw:marker-start="Symmetric_20_Arrow" draw:marker-end="Symmetric_20_Arrow" draw:fill="none" draw:shadow-color="#666699"/>
      <style:text-properties fo:color="#cccccc" fo:text-shadow="1pt 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e6e6e6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ffff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color="#ffd320" fo:font-size="14pt" fo:font-style="normal" fo:font-weight="normal"/>
    </style:style>
    <style:style style:name="measure" style:family="graphic" style:parent-style-name="standard">
      <style:graphic-properties draw:stroke="solid" svg:stroke-width="0.102cm" svg:stroke-color="#bfbfbf" draw:marker-start-width="0.305cm" draw:marker-end="Symmetric_20_Arrow" draw:marker-end-width="0.305cm" draw:stroke-linejoin="miter" draw:fill="none" draw:show-unit="true"/>
      <style:text-properties fo:color="#e6e6e6" fo:font-size="14pt" fo:text-shadow="1pt 1pt"/>
    </style:style>
    <style:style style:name="Zone_3a__20_Work_20_In_20_Progress" style:display-name="Zone: Work In Progress" style:family="graphic">
      <style:graphic-properties draw:stroke="none" draw:fill="hatch" draw:fill-hatch-name="Hazy_20_Information" draw:fill-hatch-solid="false" draw:fill-image-width="0cm" draw:fill-image-height="0cm"/>
    </style:style>
    <style:style style:name="Symbol_3a__20_Start" style:display-name="Symbol: Start" style:family="graphic">
      <style:graphic-properties svg:stroke-width="0.051cm" svg:stroke-color="#ffd320" draw:marker-start-width="0.279cm" draw:marker-end-width="0.279cm" draw:fill="gradient" draw:fill-gradient-name="Gradient_20_7" draw:fill-image-width="0cm" draw:fill-image-height="0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59cm" fo:page-height="14.3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Carson</meta:initial-creator>
    <meta:creation-date>2010-10-14T07:17:28</meta:creation-date>
    <dc:date>2020-04-07T23:32:03.249651568</dc:date>
    <meta:editing-duration>PT4H29M49S</meta:editing-duration>
    <meta:editing-cycles>29</meta:editing-cycles>
    <meta:generator>LibreOffice/6.0.7.3$Linux_X86_64 LibreOffice_project/00m0$Build-3</meta:generator>
    <meta:document-statistic meta:object-count="20"/>
  </office:meta>
</office:document-meta>
</file>